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55cm" fo:min-width="14.8cm"/>
    </style:style>
    <style:style style:name="gr2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6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7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7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7cm" fo:padding-top="0.152cm" fo:padding-bottom="0.152cm" fo:padding-left="0.277cm" fo:padding-right="0.277cm"/>
    </style:style>
    <style:style style:name="gr11" style:family="graphic" style:parent-style-name="standard">
      <style:graphic-properties svg:stroke-color="#000000" draw:fill-color="#acb20c" draw:textarea-horizontal-align="justify" draw:textarea-vertical-align="middle" draw:auto-grow-height="false" fo:min-height="0.246cm" fo:min-width="0cm"/>
      <style:paragraph-properties style:writing-mode="lr-tb"/>
    </style:style>
    <style:style style:name="gr12" style:family="graphic" style:parent-style-name="standard">
      <style:graphic-properties svg:stroke-color="#000000" draw:fill-color="#b47804" draw:textarea-horizontal-align="justify" draw:textarea-vertical-align="middle" draw:auto-grow-height="false" fo:min-height="0.246cm" fo:min-width="0cm"/>
      <style:paragraph-properties style:writing-mode="lr-tb"/>
    </style:style>
    <style:style style:name="gr13" style:family="graphic" style:parent-style-name="standard">
      <style:graphic-properties svg:stroke-color="#000000" draw:fill-color="#b85c00" draw:textarea-horizontal-align="justify" draw:textarea-vertical-align="middle" draw:auto-grow-height="false" fo:min-height="0.246cm" fo:min-width="0cm"/>
      <style:paragraph-properties style:writing-mode="lr-tb"/>
    </style:style>
    <style:style style:name="gr14" style:family="graphic" style:parent-style-name="standard">
      <style:graphic-properties svg:stroke-color="#000000" draw:fill-color="#650953" draw:textarea-horizontal-align="justify" draw:textarea-vertical-align="middle" draw:auto-grow-height="false" fo:min-height="0.246cm" fo:min-width="0cm"/>
      <style:paragraph-properties style:writing-mode="lr-tb"/>
    </style:style>
    <style:style style:name="gr15" style:family="graphic" style:parent-style-name="standard">
      <style:graphic-properties svg:stroke-color="#000000" draw:fill-color="#c9211e" draw:textarea-horizontal-align="justify" draw:textarea-vertical-align="middle" draw:auto-grow-height="false" fo:min-height="0.246cm" fo:min-width="0cm"/>
      <style:paragraph-properties style:writing-mode="lr-tb"/>
    </style:style>
    <style:style style:name="gr16" style:family="graphic" style:parent-style-name="standard">
      <style:graphic-properties svg:stroke-color="#000000" draw:fill-color="#be480a" draw:textarea-horizontal-align="justify" draw:textarea-vertical-align="middle" draw:auto-grow-height="false" fo:min-height="0.246cm" fo:min-width="0cm"/>
      <style:paragraph-properties style:writing-mode="lr-tb"/>
    </style:style>
    <style:style style:name="gr17" style:family="graphic" style:parent-style-name="standard">
      <style:graphic-properties svg:stroke-color="#000000" draw:fill-color="#861141" draw:textarea-horizontal-align="justify" draw:textarea-vertical-align="middle" draw:auto-grow-height="false" fo:min-height="0.246cm" fo:min-width="0cm"/>
      <style:paragraph-properties style:writing-mode="lr-tb"/>
    </style:style>
    <style:style style:name="gr18" style:family="graphic" style:parent-style-name="standard">
      <style:graphic-properties svg:stroke-color="#000000" draw:fill-color="#55215b" draw:textarea-horizontal-align="justify" draw:textarea-vertical-align="middle" draw:auto-grow-height="false" fo:min-height="0.246cm" fo:min-width="0cm"/>
      <style:paragraph-properties style:writing-mode="lr-tb"/>
    </style:style>
    <style:style style:name="gr19" style:family="graphic" style:parent-style-name="standard">
      <style:graphic-properties svg:stroke-color="#000000" draw:fill-color="#355269" draw:textarea-horizontal-align="justify" draw:textarea-vertical-align="middle" draw:auto-grow-height="false" fo:min-height="0.246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00a933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cb20c"/>
      <style:paragraph-properties fo:text-align="center" style:writing-mode="lr-tb"/>
    </style:style>
    <style:style style:name="P6" style:family="paragraph">
      <loext:graphic-properties draw:fill-color="#b47804"/>
      <style:paragraph-properties fo:text-align="center" style:writing-mode="lr-tb"/>
    </style:style>
    <style:style style:name="P7" style:family="paragraph">
      <loext:graphic-properties draw:fill-color="#b85c00"/>
      <style:paragraph-properties fo:text-align="center" style:writing-mode="lr-tb"/>
    </style:style>
    <style:style style:name="P8" style:family="paragraph">
      <loext:graphic-properties draw:fill-color="#650953"/>
      <style:paragraph-properties fo:text-align="center" style:writing-mode="lr-tb"/>
    </style:style>
    <style:style style:name="P9" style:family="paragraph">
      <loext:graphic-properties draw:fill-color="#c9211e"/>
      <style:paragraph-properties fo:text-align="center" style:writing-mode="lr-tb"/>
    </style:style>
    <style:style style:name="P10" style:family="paragraph">
      <loext:graphic-properties draw:fill-color="#be480a"/>
      <style:paragraph-properties fo:text-align="center" style:writing-mode="lr-tb"/>
    </style:style>
    <style:style style:name="P11" style:family="paragraph">
      <loext:graphic-properties draw:fill-color="#861141"/>
      <style:paragraph-properties fo:text-align="center" style:writing-mode="lr-tb"/>
    </style:style>
    <style:style style:name="P12" style:family="paragraph">
      <loext:graphic-properties draw:fill-color="#55215b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/>
    </style:style>
    <style:style style:name="P14" style:family="paragraph">
      <loext:graphic-properties draw:fill-color="#355269"/>
      <style:paragraph-properties fo:text-align="center" style:writing-mode="lr-tb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3cm" svg:height="7.8cm" svg:x="0.3cm" svg:y="0.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5cm" svg:height="0.466cm" svg:x="1.2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2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9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2.5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5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2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8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2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9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2.5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5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2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8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.2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.9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65cm" svg:height="0.465cm" svg:x="2.5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2.5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3.2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3.8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2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9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2.5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5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2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8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4.5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5.1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65cm" svg:height="0.465cm" svg:x="5.8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5.8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6.49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651cm" svg:height="0.465cm" svg:x="7.149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5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1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5.8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8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49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7.149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5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1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5.8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8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49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7.149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5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1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5.8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8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49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7.149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8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8.4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9.1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1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7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4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8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8.4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9.1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1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7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4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7.8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8.4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65cm" svg:height="0.465cm" svg:x="9.1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9.1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9.7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0.4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8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8.4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9.1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1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7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4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3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1.0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1.7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65cm" svg:height="0.465cm" svg:x="12.3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2.3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3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3.65cm" svg:y="4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4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0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7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12.3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3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65cm" svg:y="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5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0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7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12.3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3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65cm" svg:y="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2.8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0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7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12.3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3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65cm" svg:y="3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6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2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.9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2.5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5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2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8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5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1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5.8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8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49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7.149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8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8.4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9.1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1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7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4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0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7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5cm" svg:height="0.464cm" svg:x="12.3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3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65cm" svg:y="6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2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.9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2.5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5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2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8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5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1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5.8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8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49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7.149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8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8.4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9.1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1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7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4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0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7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65cm" svg:height="0.466cm" svg:x="12.3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3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6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5" draw:layer="layout" svg:width="0.7cm" svg:height="0.7cm" svg:x="0.9cm" svg:y="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7cm" svg:height="0.7cm" svg:x="0.901cm" svg:y="3.901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7cm" svg:height="0.7cm" svg:x="1.002cm" svg:y="7.202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cm" svg:height="0.7cm" svg:x="13.903cm" svg:y="1.103cm">
          <text:p text:style-name="P4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7cm" svg:height="0.7cm" svg:x="7.404cm" svg:y="3.904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cm" svg:height="0.7cm" svg:x="7.5cm" svg:y="1.205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7cm" svg:height="0.7cm" svg:x="7.406cm" svg:y="7.206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7cm" svg:height="0.7cm" svg:x="13.907cm" svg:y="3.907cm">
          <text:p text:style-name="P4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cm" svg:height="0.7cm" svg:x="13.908cm" svg:y="7.208cm">
          <text:p text:style-name="P13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5-15T19:25:26.730234178</meta:creation-date>
    <dc:date>2020-11-30T13:42:30.108253791</dc:date>
    <meta:editing-duration>PT9M36S</meta:editing-duration>
    <meta:editing-cycles>2</meta:editing-cycles>
    <meta:generator>LibreOffice/7.0.3.1$Linux_X86_64 LibreOffice_project/00$Build-1</meta:generator>
    <meta:document-statistic meta:object-count="323"/>
  </office:meta>
</office:document-meta>
</file>